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Maikon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5b1d44">1. Máfia da Roleta (c) e Mutter Corporation (c)</text:a></text:p>
        </text:index-body>
      </text:table-of-content>
      <text:h text:style-name="Heading_20_1" text:outline-level="1" text:is-list-header="false">
<text:bookmark-start text:name="OrgXref.org15b1d44"/>
<text:bookmark text:name="org15b1d44"/>Máfia da Roleta (c) e Mutter Corporation (c)
<text:bookmark-end text:name="OrgXref.org15b1d44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ikon</dc:creator>
    <meta:initial-creator>Maikon</meta:initial-creator>
    <dc:date>2022-07-29T21:36:12</dc:date>
    <meta:creation-date>2022-07-29T21:36:12</meta:creation-date>
    <meta:generator>Emacs 27.1 (Org mode 9.3)</meta:generator>
    <meta:keyword/>
    <dc:subject/>
    <dc:title/>
  </office:meta>
</office:document-meta>
</file>